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caf4" officeooo:paragraph-rsid="000ecaf4"/>
    </style:style>
    <style:style style:name="P2" style:family="paragraph" style:parent-style-name="Standard">
      <style:text-properties officeooo:rsid="000f50a9" officeooo:paragraph-rsid="000f50a9"/>
    </style:style>
    <style:style style:name="P3" style:family="paragraph" style:parent-style-name="Standard">
      <style:text-properties officeooo:rsid="0012fa63" officeooo:paragraph-rsid="0012fa63"/>
    </style:style>
    <style:style style:name="P4" style:family="paragraph" style:parent-style-name="Standard">
      <style:text-properties officeooo:rsid="0015afc8" officeooo:paragraph-rsid="0015afc8"/>
    </style:style>
    <style:style style:name="P5" style:family="paragraph" style:parent-style-name="Standard">
      <style:text-properties officeooo:rsid="0017c5d9" officeooo:paragraph-rsid="0017c5d9"/>
    </style:style>
    <style:style style:name="P6" style:family="paragraph" style:parent-style-name="Standard">
      <style:text-properties officeooo:rsid="001a3540" officeooo:paragraph-rsid="001a3540"/>
    </style:style>
    <style:style style:name="P7" style:family="paragraph" style:parent-style-name="Standard">
      <style:text-properties officeooo:rsid="001b4293" officeooo:paragraph-rsid="001b4293"/>
    </style:style>
    <style:style style:name="P8" style:family="paragraph" style:parent-style-name="Standard" style:list-style-name="L1">
      <style:text-properties officeooo:rsid="001b4293" officeooo:paragraph-rsid="001b4293"/>
    </style:style>
    <style:style style:name="P9" style:family="paragraph" style:parent-style-name="Standard" style:list-style-name="L1">
      <style:text-properties officeooo:rsid="001d38af" officeooo:paragraph-rsid="001d38af"/>
    </style:style>
    <style:style style:name="P10" style:family="paragraph" style:parent-style-name="Standard" style:list-style-name="L1">
      <style:text-properties officeooo:rsid="001e31ae" officeooo:paragraph-rsid="001e31ae"/>
    </style:style>
    <style:style style:name="P11" style:family="paragraph" style:parent-style-name="Standard" style:list-style-name="L1">
      <style:text-properties officeooo:rsid="001fa240" officeooo:paragraph-rsid="001fa240"/>
    </style:style>
    <style:style style:name="P12" style:family="paragraph" style:parent-style-name="Standard">
      <style:text-properties officeooo:rsid="0021f133" officeooo:paragraph-rsid="0021f133"/>
    </style:style>
    <style:style style:name="P13" style:family="paragraph" style:parent-style-name="Standard">
      <style:text-properties officeooo:rsid="0023e595" officeooo:paragraph-rsid="0023e595"/>
    </style:style>
    <style:style style:name="P14" style:family="paragraph" style:parent-style-name="Standard">
      <style:text-properties officeooo:rsid="00244cff" officeooo:paragraph-rsid="00244cff"/>
    </style:style>
    <style:style style:name="P15" style:family="paragraph" style:parent-style-name="Standard">
      <style:text-properties officeooo:paragraph-rsid="00251bda"/>
    </style:style>
    <style:style style:name="P16" style:family="paragraph" style:parent-style-name="Standard">
      <style:text-properties style:font-name="Liberation Serif" fo:font-size="12pt" officeooo:rsid="00251bda" officeooo:paragraph-rsid="00251bda" style:font-size-asian="12pt" style:font-size-complex="12pt"/>
    </style:style>
    <style:style style:name="P17" style:family="paragraph" style:parent-style-name="Standard" style:list-style-name="L2">
      <style:text-properties officeooo:rsid="00257d8e" officeooo:paragraph-rsid="00257d8e"/>
    </style:style>
    <style:style style:name="P18" style:family="paragraph" style:parent-style-name="Standard" style:list-style-name="L2">
      <style:text-properties officeooo:rsid="0026a064" officeooo:paragraph-rsid="0026a064"/>
    </style:style>
    <style:style style:name="P19" style:family="paragraph" style:parent-style-name="Standard" style:list-style-name="L3">
      <style:text-properties officeooo:rsid="0026a064" officeooo:paragraph-rsid="0026a064"/>
    </style:style>
    <style:style style:name="P20" style:family="paragraph" style:parent-style-name="Standard">
      <style:text-properties officeooo:rsid="0026a064" officeooo:paragraph-rsid="0026a064"/>
    </style:style>
    <style:style style:name="P21" style:family="paragraph" style:parent-style-name="Standard">
      <style:text-properties officeooo:rsid="0027242d" officeooo:paragraph-rsid="0027242d"/>
    </style:style>
    <style:style style:name="P22" style:family="paragraph" style:parent-style-name="Standard">
      <style:text-properties officeooo:rsid="002923a2" officeooo:paragraph-rsid="002923a2"/>
    </style:style>
    <style:style style:name="P23" style:family="paragraph" style:parent-style-name="Standard">
      <style:text-properties officeooo:rsid="0029e9c5" officeooo:paragraph-rsid="0029e9c5"/>
    </style:style>
    <style:style style:name="T1" style:family="text">
      <style:text-properties officeooo:rsid="0012fa63"/>
    </style:style>
    <style:style style:name="T2" style:family="text">
      <style:text-properties officeooo:rsid="0014573e"/>
    </style:style>
    <style:style style:name="T3" style:family="text">
      <style:text-properties officeooo:rsid="00164429"/>
    </style:style>
    <style:style style:name="T4" style:family="text">
      <style:text-properties style:text-position="super 58%"/>
    </style:style>
    <style:style style:name="T5" style:family="text">
      <style:text-properties style:text-position="super 58%" officeooo:rsid="00164429"/>
    </style:style>
    <style:style style:name="T6" style:family="text">
      <style:text-properties style:text-position="super 58%" officeooo:rsid="00194d9b"/>
    </style:style>
    <style:style style:name="T7" style:family="text">
      <style:text-properties style:text-position="super 58%" officeooo:rsid="001b4293"/>
    </style:style>
    <style:style style:name="T8" style:family="text">
      <style:text-properties style:text-position="super 58%" style:font-name="Liberation Serif1"/>
    </style:style>
    <style:style style:name="T9" style:family="text">
      <style:text-properties officeooo:rsid="00194d9b"/>
    </style:style>
    <style:style style:name="T10" style:family="text">
      <style:text-properties style:text-position="0% 100%"/>
    </style:style>
    <style:style style:name="T11" style:family="text">
      <style:text-properties style:text-position="0% 100%" officeooo:rsid="00194d9b"/>
    </style:style>
    <style:style style:name="T12" style:family="text">
      <style:text-properties style:text-position="0% 100%" officeooo:rsid="001b4293"/>
    </style:style>
    <style:style style:name="T13" style:family="text">
      <style:text-properties style:text-position="0% 100%" officeooo:rsid="001e31ae"/>
    </style:style>
    <style:style style:name="T14" style:family="text">
      <style:text-properties style:text-position="0% 100%" officeooo:rsid="002196f7"/>
    </style:style>
    <style:style style:name="T15" style:family="text">
      <style:text-properties style:text-position="0% 100%" officeooo:rsid="00251bda"/>
    </style:style>
    <style:style style:name="T16" style:family="text">
      <style:text-properties style:text-position="0% 100%" style:font-name="Liberation Serif" fo:font-size="12pt" fo:font-style="normal" fo:font-weight="normal" style:font-size-asian="12pt" style:font-style-asian="normal" style:font-weight-asian="normal" style:font-size-complex="12pt"/>
    </style:style>
    <style:style style:name="T17" style:family="text">
      <style:text-properties style:text-position="0% 100%" style:font-name="Liberation Serif" fo:font-size="12pt" fo:font-style="normal" fo:font-weight="normal" officeooo:rsid="00251bda" style:font-size-asian="12pt" style:font-style-asian="normal" style:font-weight-asian="normal" style:font-size-complex="12pt"/>
    </style:style>
    <style:style style:name="T18" style:family="text">
      <style:text-properties style:text-position="0% 100%" style:font-name="Liberation Serif1"/>
    </style:style>
    <style:style style:name="T19" style:family="text">
      <style:text-properties style:text-position="0% 100%" style:font-name="Liberation Serif1" fo:font-size="12pt" fo:font-style="normal" fo:font-weight="normal" style:font-size-asian="12pt" style:font-style-asian="normal" style:font-weight-asian="normal" style:font-size-complex="12pt"/>
    </style:style>
    <style:style style:name="T20" style:family="text">
      <style:text-properties style:text-position="0% 100%" style:font-name="Liberation Serif"/>
    </style:style>
    <style:style style:name="T21" style:family="text">
      <style:text-properties style:text-position="sub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úl Abraham Nieto Pacheco</text:p>
      <text:p text:style-name="P1">51556</text:p>
      <text:p text:style-name="P1"><text:s text:c="43"/>Resumen de algoritmos escalables de PCA</text:p>
      <text:p text:style-name="P1">Para poder obtener las PCA’s cuando hablamos en temas de big data nos encontramos con 2 métricas que son el principal problema a del algoritmo que calcula las componentes principales, computacionalmente hablando <text:s/>la primera es la complejidad en el tiempo de ejecución que tiene que ver con saber el número de pasos que hace el algoritmo para asegurarnos que este termine, y la otra es la complejidad de comunicación que se refiere al tamaño de los datos intermedios que necesitan calcularse en el algoritmo, dentro de los paquetes más usados para grandes volúmenes de datos encontramos spark ya que este trabaja con maquinas que trabajan en paralelo con memoria distribuida.</text:p>
      <text:p text:style-name="P2">Los puntos principales que el artículo analiza son :</text:p>
      <text:p text:style-name="P2">primero entender cuales son los “cuellos de botella” para la escalabilidad en diferentes algoritmos de PCA, en segundo lugar la im<text:span text:style-name="T1">p</text:span>ortancia de escoger el método y software o librería más apropiada con respecto a la aplicación de los datos que estemos trabajando y el tercero será diseñar nuevos algortmos de escalibilidad en PCA y escoger el mejor de ellos dependiendo del ambiente de trabajo y el tipo de datos.</text:p>
      <text:p text:style-name="P3">Durante la construcción de PCA muchos algoritmos ejecutan el mismo código varias veces y en cada una de estas iteraciones mejora la precisión de la iteración anterior, esto conlleva aun problema para la métrica de la complejidad de tiempo, <text:span text:style-name="T2">además durante la ejecución distribuida del algoritmo de PCA <text:s/>quizás los nodos de procesamiento requieren intercambiar datos entre ellos, estos son datos intermedios <text:s/>y el tamaño total de estos datos intermedios refieren a la complejidad de comunicación, a mayor tamaño de datos intermedios el tiempo de ejecución se incrementa también.</text:span></text:p>
      <text:p text:style-name="P4">Para obtener PCA es necesario la descomposición de las matriz de covarianzas que se hace obtienendo sus eigenvalores y sus eigenvectores para hacer la descomposición espectral, el algoritmo para calculara PCA tiene 2 pasos complejos, obtener la covarianza y la descomposición en eigenvalores de esta donde el tamaño de cálculos de este paso es O(ND x min(N,D)) <text:s/>donde esto es resultado de multiplicar 2 matices de tamaño DxN y NxD respectivamente, y con respecto a a <text:span text:style-name="T3">la </text:span>descomposición en eigenvalores <text:span text:style-name="T3">es O(NDxmin(N,D)+D</text:span><text:span text:style-name="T5">3</text:span><text:span text:style-name="T3">)</text:span></text:p>
      <text:p text:style-name="P5">con respecto a la complejidad de comunicación la matriz de varianzas y covarianzas <text:span text:style-name="T9">es una matriz grande y con muchas entradas distintas de cero por tanto el costo computacional es de orden O(D</text:span><text:span text:style-name="T6">2 </text:span><text:span text:style-name="T11">) por tanto este algoritmo no es apropiado para grandes volúmenes de datos.</text:span></text:p>
      <text:p text:style-name="P6"><text:span text:style-name="T11">O</text:span><text:span text:style-name="T10">tra manera de calcular PCA es mediante la descomposición en valores sigulares de la matriz </text:span><text:span text:style-name="T12">centrada de los datos es decir <text:s/>A-mu</text:span><text:span text:style-name="T7">j</text:span><text:span text:style-name="T12"> con mu</text:span><text:span text:style-name="T7">j</text:span><text:span text:style-name="T12"> la j-ésima columna de la matriz A y la descomposición SVD es tal que A=U*S*V, para está descomposición en gran escala existen 2 formas de lograr esto:</text:span></text:p>
      <text:p text:style-name="P7"><text:span text:style-name="T10">1.-la SVD para matrices densas.- consiste en lo siguientes pasos:</text:span></text:p>
      <text:list xml:id="list8981636205181471004" text:style-name="L1">
        <text:list-item>
          <text:p text:style-name="P8"><text:span text:style-name="T10">hacer la descomposición QR de la matriz A</text:span></text:p>
          <text:p text:style-name="P9"><text:span text:style-name="T10">si A es una matriz de NxD y N&gt;D es mas eficiente primero hacer la descomposición QR esto reduce A en una matriz ortonormal Q <text:s/></text:span><text:span text:style-name="T13">y triangular R.</text:span></text:p>
        </text:list-item>
        <text:list-item>
          <text:p text:style-name="P10"><text:span text:style-name="T10">Reducir R a una matriz bidiagonal B.</text:span></text:p>
          <text:p text:style-name="P10"><text:span text:style-name="T10">hacer SVD para B convierte muchos valores de de R en cero.</text:span></text:p>
        </text:list-item>
        <text:list-item>
          <text:p text:style-name="P10"><text:span text:style-name="T10">Cálculo de SVD para matriz bidiagonal B</text:span></text:p>
          <text:p text:style-name="P10"><text:span text:style-name="T10">la descomposición QR de B en cada iteración converge a <text:s/>a escribir B=U*S*V </text:span></text:p>
        </text:list-item>
        <text:list-item>
          <text:p text:style-name="P10"><text:span text:style-name="T10">Obtener los eigenvalores y los eigenvectores de A </text:span></text:p>
          <text:p text:style-name="P11"><text:span text:style-name="T10">Resumiendo A=QR, A=Q*U</text:span><text:span text:style-name="T21">1</text:span><text:span text:style-name="T10">*B*V</text:span><text:span text:style-name="T21">1</text:span><text:span text:style-name="T10"> <text:s/>y A=Q*U</text:span><text:span text:style-name="T21">1</text:span><text:span text:style-name="T10">*U</text:span><text:span text:style-name="T21">2</text:span><text:span text:style-name="T10">*S*V</text:span><text:span text:style-name="T21">2</text:span><text:span text:style-name="T10">*V</text:span><text:span text:style-name="T21">1</text:span><text:span text:style-name="T10">, entonces los eigenvectores se pueden calcular como U=Q*U</text:span><text:span text:style-name="T21">1</text:span><text:span text:style-name="T10">*U</text:span><text:span text:style-name="T21">2</text:span><text:span text:style-name="T10"> <text:s/>y V’=V</text:span><text:span text:style-name="T21">2</text:span><text:span text:style-name="T10">*V</text:span><text:span text:style-name="T21">1</text:span><text:span text:style-name="T10"> </text:span><text:span text:style-name="T14">donde las columnas de V’ son las PCA de la matriz centrada de A.</text:span></text:p>
        </text:list-item>
      </text:list>
      <text:p text:style-name="P12"><text:span text:style-name="T14">e</text:span><text:span text:style-name="T10">l tiempo de ejecuciónde este algoritmoes del orden de O(ND</text:span><text:span text:style-name="T4">2</text:span><text:span text:style-name="T10">+D</text:span><text:span text:style-name="T4">3</text:span><text:span text:style-name="T10">).</text:span></text:p>
      <text:p text:style-name="P12"><text:soft-page-break/><text:span text:style-name="T10">El tamaño de los datos intermedios que genera este algoritmoes del orden O(max(N+D)d,D</text:span><text:span text:style-name="T4">2</text:span><text:span text:style-name="T10">) esto no es eficiente.</text:span></text:p>
      <text:p text:style-name="P12"><text:span text:style-name="T10">2.-SVD para matrices escasas </text:span></text:p>
      <text:p text:style-name="P12"><text:span text:style-name="T10">este <text:s/>método se ejecuta en un tiempo de orden O(Nz</text:span><text:span text:style-name="T4">2</text:span><text:span text:style-name="T10">) <text:s/>donde z es el número de dimensiones distintas de cero <text:s/>este método es llamado SVD-lanczos </text:span></text:p>
      <text:p text:style-name="P12"><text:span text:style-name="T10"/></text:p>
      <text:p text:style-name="P13"><text:span text:style-name="T10">Descomposición de valores sigulares estocástica</text:span></text:p>
      <text:p text:style-name="P14"><text:span text:style-name="T10">este método consiste en técnicas de muestreo para aproximar la descomposición SVD <text:s/>en 2 escenarios:</text:span></text:p>
      <text:p text:style-name="P14"><text:span text:style-name="T10">1) Aproximar el rango de la matriz o datos de entrada mediante muestras aleatorias y con matrices d</text:span><text:span text:style-name="T15">Q</text:span><text:span text:style-name="T10">e baja dimensionalidad.</text:span></text:p>
      <text:p text:style-name="P15"><text:span text:style-name="T15">Este escenario necesita una matriz ortonormal Q tal que </text:span><text:span text:style-name="T16">A approx Q*Q'*A </text:span><text:span text:style-name="T17">con Q debe aproximar el rango de A <text:s/>y para encontrar dicha matriz se deben hacer los siguientes pasos:</text:span></text:p>
      <text:list xml:id="list2228212741369722606" text:style-name="L2">
        <text:list-item>
          <text:p text:style-name="P17"><text:span text:style-name="T17">e</text:span><text:span text:style-name="T16">ncontrar una matriz </text:span><text:span text:style-name="T19">Ω </text:span></text:p>
          <text:p text:style-name="P17"><text:span text:style-name="T19">es decir construir una matriz cuyas columnas sea vectores aleatorios.</text:span></text:p>
        </text:list-item>
        <text:list-item>
          <text:p text:style-name="P17"><text:span text:style-name="T19">Calcular Z=AΩ </text:span></text:p>
          <text:p text:style-name="P17"><text:span text:style-name="T19">AΩ <text:s/>aproxima el rango de A como la matriz Q que se busca pero las columnas de Z no son ortonormales.</text:span></text:p>
        </text:list-item>
        <text:list-item>
          <text:p text:style-name="P17"><text:span text:style-name="T19">El Poder de las iteraciones</text:span></text:p>
          <text:p text:style-name="P17"><text:span text:style-name="T19">cuando A es una matriz con poca variación entre iteraciones, Z=(A*A’)’*A*Ω </text:span></text:p>
        </text:list-item>
        <text:list-item>
          <text:p text:style-name="P18"><text:span text:style-name="T19">Descomposición QR de Z </text:span></text:p>
        </text:list-item>
      </text:list>
      <text:p text:style-name="P16"><text:span text:style-name="T10"/></text:p>
      <text:p text:style-name="P14"><text:span text:style-name="T10">2) Utilizar técnicas determinísticas <text:s/>para lograr lo mismo.</text:span></text:p>
      <text:list xml:id="list1821876193988265880" text:style-name="L3">
        <text:list-item>
          <text:p text:style-name="P19"><text:span text:style-name="T10">Calcular las matrices B=Q’*A y B’*B</text:span></text:p>
        </text:list-item>
        <text:list-item>
          <text:p text:style-name="P19"><text:span text:style-name="T10">Descomposición en eigenvalores de B’*B</text:span></text:p>
        </text:list-item>
        <text:list-item>
          <text:p text:style-name="P19"><text:span text:style-name="T10">SVD de A</text:span></text:p>
          <text:p text:style-name="P19"><text:span text:style-name="T10">A=Q*</text:span><text:span text:style-name="T18">Ũ</text:span><text:span text:style-name="T20">*</text:span><text:span text:style-name="T18">Σ* Ũ’*(B’)</text:span><text:span text:style-name="T8">-1</text:span><text:span text:style-name="T18"> <text:s/>por tanto U= Q*Ũ y V= Ũ’*(B’)</text:span><text:span text:style-name="T8">-1</text:span><text:span text:style-name="T18"> <text:s/>.</text:span></text:p>
        </text:list-item>
      </text:list>
      <text:p text:style-name="P20"><text:span text:style-name="T18"/></text:p>
      <text:p text:style-name="P21"><text:span text:style-name="T18">tiempo de jecucuión es de orden O(NDlog(d)) y el tamaño de los datos intermedios es de orden O(max(Nd,d</text:span><text:span text:style-name="T8">2</text:span><text:span text:style-name="T18">)).</text:span></text:p>
      <text:p text:style-name="P21"><text:span text:style-name="T18"/></text:p>
      <text:p text:style-name="P22"><text:span text:style-name="T18">PCA Probabilístico.</text:span></text:p>
      <text:p text:style-name="P22"><text:span text:style-name="T18">El modelo puede escribirse como y=C*x+μ+ε </text:span></text:p>
      <text:p text:style-name="P22">donde C es la matriz de tranformación de Dxd , <text:s/><text:span text:style-name="T18">μ es el vector de medias de y ε <text:s/>los errores.</text:span></text:p>
      <text:p text:style-name="P22"><text:span text:style-name="T18">Las ventajas principales de este método PPCA son que es un método matemáticamente sustentado, tiene una complejidad lineal, en big data existen muchos valores missings y dado que PPCA usa el algoritmo de maximización de expectativas(EM) para calcular PCA se pueden obtener proyecciones de PCA para dichos valores,.</text:span></text:p>
      <text:p text:style-name="P22"><text:span text:style-name="T18">1)E-step.- dado un parámetro C</text:span><text:span text:style-name="T8">(t)</text:span><text:span text:style-name="T18"> calcular el valor esperado de la función de log verosimilitud </text:span></text:p>
      <text:p text:style-name="P22"><text:span text:style-name="T18">E[log(Y|X,C</text:span><text:span text:style-name="T8">(t)</text:span><text:span text:style-name="T18">)]</text:span></text:p>
      <text:p text:style-name="P22"><text:span text:style-name="T18">2)M_step.- encontrar los parámetros que maximicen el valor esperado:</text:span></text:p>
      <text:p text:style-name="P22"><text:span text:style-name="T18">C</text:span><text:span text:style-name="T8">(t+1)</text:span><text:span text:style-name="T18">=E[log(Y|X,C</text:span><text:span text:style-name="T8">(t)</text:span><text:span text:style-name="T18">)].</text:span></text:p>
      <text:p text:style-name="P22"><text:span text:style-name="T18"><text:s/>se repiten 1),2) hasta que converjan.</text:span></text:p>
      <text:p text:style-name="P23"><text:span text:style-name="T18">Tiempo de ejecución es del orden O(NDd) lineal!.</text:span></text:p>
      <text:p text:style-name="P23"><text:span text:style-name="T18">El tamaño de los datos intermedios es del orden O(Nd).</text:span></text:p>
      <text:p text:style-name="P23"><text:span text:style-name="T18"/></text:p>
      <text:p text:style-name="P23"><text:span text:style-name="T18">Finalmente existe un algoritmo sPCA scalable PCA, basado en el PCA probabilístico y es el que actualmente se usa por su complejidad line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12:47:17.281647738</meta:creation-date>
    <dc:date>2017-02-20T01:57:49.809443245</dc:date>
    <meta:editing-duration>PT1H40M29S</meta:editing-duration>
    <meta:editing-cycles>20</meta:editing-cycles>
    <meta:generator>LibreOffice/5.1.4.2$Linux_X86_64 LibreOffice_project/10m0$Build-2</meta:generator>
    <meta:document-statistic meta:table-count="0" meta:image-count="0" meta:object-count="0" meta:page-count="2" meta:paragraph-count="52" meta:word-count="992" meta:character-count="5991" meta:non-whitespace-character-count="4996"/>
  </office:meta>
</office:document-meta>
</file>